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5126" officeooo:paragraph-rsid="001a51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que é uma avaliação de desempenho</text:p>
      <text:p text:style-name="P1"/>
      <text:p text:style-name="P1">como é feita a avaliação de desempenho</text:p>
      <text:p text:style-name="P1"/>
      <text:p text:style-name="P1">quem faz a avaliação de desempenho</text:p>
      <text:p text:style-name="P1"/>
      <text:p text:style-name="P1">com que frequência é feita a avaliação de desempenho</text:p>
      <text:p text:style-name="P1"/>
      <text:p text:style-name="P1">o lider avalia o liderado (90 graus)</text:p>
      <text:p text:style-name="P1">o lider avalia o liderado e o liderado se avaliação (180 graus)</text:p>
      <text:p text:style-name="P1">o lider avalia o liderado e o liderado se avalia os pares avaliam o liderado (270 graus)</text:p>
      <text:p text:style-name="P1">todos se avaliam (360 grau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05T10:19:24.793000000</meta:creation-date>
    <dc:date>2025-11-05T10:44:56.459000000</dc:date>
    <meta:editing-duration>PT15M21S</meta:editing-duration>
    <meta:editing-cycles>1</meta:editing-cycles>
    <meta:document-statistic meta:table-count="0" meta:image-count="0" meta:object-count="0" meta:page-count="1" meta:paragraph-count="8" meta:word-count="70" meta:character-count="374" meta:non-whitespace-character-count="312"/>
    <meta:generator>LibreOffice/6.0.2.1$Windows_X86_64 LibreOffice_project/f7f06a8f319e4b62f9bc5095aa112a65d2f3ac89</meta:generator>
  </office:meta>
</office:document-meta>
</file>